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13" style:family="table">
      <style:table-properties style:width="15.928cm" table:align="margins"/>
    </style:style>
    <style:style style:name="Tabla13.A" style:family="table-column">
      <style:table-column-properties style:column-width="15.928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5.928cm" table:align="margins"/>
    </style:style>
    <style:style style:name="Tabla14.A" style:family="table-column">
      <style:table-column-properties style:column-width="15.928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5.928cm" table:align="margins"/>
    </style:style>
    <style:style style:name="Tabla15.A" style:family="table-column">
      <style:table-column-properties style:column-width="15.928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5.928cm" table:align="margins"/>
    </style:style>
    <style:style style:name="Tabla17.A" style:family="table-column">
      <style:table-column-properties style:column-width="15.928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5.928cm" table:align="margins"/>
    </style:style>
    <style:style style:name="Tabla18.A" style:family="table-column">
      <style:table-column-properties style:column-width="15.928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5.928cm" table:align="margins"/>
    </style:style>
    <style:style style:name="Tabla19.A" style:family="table-column">
      <style:table-column-properties style:column-width="15.928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5.928cm" table:align="margins"/>
    </style:style>
    <style:style style:name="Tabla20.A" style:family="table-column">
      <style:table-column-properties style:column-width="15.928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5.928cm" table:align="margins"/>
    </style:style>
    <style:style style:name="Tabla21.A" style:family="table-column">
      <style:table-column-properties style:column-width="15.928cm" style:rel-column-width="65535*"/>
    </style:style>
    <style:style style:name="Tabla21.A1" style:family="table-cell">
      <style:table-cell-properties fo:padding="0.097cm" fo:border="1pt solid #000080"/>
    </style:style>
    <style:style style:name="Tabla22" style:family="table">
      <style:table-properties style:width="15.928cm" table:align="margins"/>
    </style:style>
    <style:style style:name="Tabla22.A" style:family="table-column">
      <style:table-column-properties style:column-width="15.928cm" style:rel-column-width="65535*"/>
    </style:style>
    <style:style style:name="Tabla22.A1" style:family="table-cell">
      <style:table-cell-properties fo:padding="0.097cm" fo:border="1pt solid #000080"/>
    </style:style>
    <style:style style:name="Tabla23" style:family="table">
      <style:table-properties style:width="15.928cm" table:align="margins"/>
    </style:style>
    <style:style style:name="Tabla23.A" style:family="table-column">
      <style:table-column-properties style:column-width="15.928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5.928cm" table:align="margins"/>
    </style:style>
    <style:style style:name="Tabla24.A" style:family="table-column">
      <style:table-column-properties style:column-width="15.928cm" style:rel-column-width="65535*"/>
    </style:style>
    <style:style style:name="Tabla24.A1" style:family="table-cell">
      <style:table-cell-properties fo:padding="0.097cm" fo:border="1pt solid #000080"/>
    </style:style>
    <style:style style:name="Tabla25" style:family="table">
      <style:table-properties style:width="15.928cm" table:align="margins"/>
    </style:style>
    <style:style style:name="Tabla25.A" style:family="table-column">
      <style:table-column-properties style:column-width="15.928cm" style:rel-column-width="65535*"/>
    </style:style>
    <style:style style:name="Tabla25.A1" style:family="table-cell">
      <style:table-cell-properties fo:padding="0.097cm" fo:border="1pt solid #000080"/>
    </style:style>
    <style:style style:name="Tabla26" style:family="table">
      <style:table-properties style:width="15.928cm" table:align="margins"/>
    </style:style>
    <style:style style:name="Tabla26.A" style:family="table-column">
      <style:table-column-properties style:column-width="15.928cm" style:rel-column-width="65535*"/>
    </style:style>
    <style:style style:name="Tabla26.A1" style:family="table-cell">
      <style:table-cell-properties fo:padding="0.097cm" fo:border="1pt solid #000080"/>
    </style:style>
    <style:style style:name="Tabla27" style:family="table">
      <style:table-properties style:width="15.928cm" table:align="margins"/>
    </style:style>
    <style:style style:name="Tabla27.A" style:family="table-column">
      <style:table-column-properties style:column-width="15.928cm" style:rel-column-width="65535*"/>
    </style:style>
    <style:style style:name="Tabla27.A1" style:family="table-cell">
      <style:table-cell-properties fo:padding="0.097cm" fo:border="1pt solid #000080"/>
    </style:style>
    <style:style style:name="Tabla28" style:family="table">
      <style:table-properties style:width="15.928cm" table:align="margins"/>
    </style:style>
    <style:style style:name="Tabla28.A" style:family="table-column">
      <style:table-column-properties style:column-width="15.928cm" style:rel-column-width="65535*"/>
    </style:style>
    <style:style style:name="Tabla28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style:font-size-asian="10.5pt" style:font-weight-asian="bold" style:font-name-complex="Garamon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officeooo:rsid="00044f53" officeooo:paragraph-rsid="00044f53" style:font-size-asian="20pt" style:font-weight-asian="bold" style:font-size-complex="20pt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Standard">
      <style:text-properties style:font-name="Arial1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983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abc9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dc94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07e3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0fd161" style:font-size-asian="12pt" style:font-weight-asian="normal" style:font-name-complex="Garamond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paragraph-rsid="00107e35" style:font-size-asian="12pt" style:font-weight-asian="normal" style:font-name-complex="Garamond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0fd161" style:font-size-asian="12pt" style:font-weight-asian="bold" style:font-name-complex="Garamon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paragraph-rsid="00107e35" style:font-size-asian="12pt" style:font-weight-asian="bold" style:font-name-complex="Garamon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39bf3" officeooo:paragraph-rsid="0014b9c7" style:font-size-asian="12pt" style:font-weight-asian="bold" style:font-name-complex="Garamon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39bf3" officeooo:paragraph-rsid="001c70ce" style:font-size-asian="12pt" style:font-weight-asian="bold" style:font-name-complex="Garamon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39bf3" officeooo:paragraph-rsid="001d284d" style:font-size-asian="12pt" style:font-weight-asian="bold" style:font-name-complex="Garamon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4b9c7" officeooo:paragraph-rsid="0014b9c7" style:font-size-asian="12pt" style:font-weight-asian="bold" style:font-name-complex="Garamon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4b9c7" officeooo:paragraph-rsid="001c70ce" style:font-size-asian="12pt" style:font-weight-asian="bold" style:font-name-complex="Garamon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727aa" officeooo:paragraph-rsid="001727aa" style:font-size-asian="12pt" style:font-weight-asian="bold" style:font-name-complex="Garamon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727aa" officeooo:paragraph-rsid="001c70ce" style:font-size-asian="12pt" style:font-weight-asian="bold" style:font-name-complex="Garamon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885dd" officeooo:paragraph-rsid="001885dd" style:font-size-asian="12pt" style:font-weight-asian="bold" style:font-name-complex="Garamon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885dd" officeooo:paragraph-rsid="001c70ce" style:font-size-asian="12pt" style:font-weight-asian="bold" style:font-name-complex="Garamon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a4df4" officeooo:paragraph-rsid="001c70ce" style:font-size-asian="12pt" style:font-weight-asian="bold" style:font-name-complex="Garamon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1d284d" officeooo:paragraph-rsid="001f399d" style:font-size-asian="12pt" style:font-weight-asian="bold" style:font-name-complex="Garamon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paragraph-rsid="000be551" style:font-size-asian="10.5pt" style:font-weight-asian="normal" style:font-name-complex="Garamond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bold" officeooo:rsid="001e61b0" officeooo:paragraph-rsid="001267a4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Arial1" officeooo:paragraph-rsid="000dc94a"/>
    </style:style>
    <style:style style:name="P39" style:family="paragraph" style:parent-style-name="Standard">
      <style:text-properties style:font-name="Arial1" officeooo:rsid="000dc94a" officeooo:paragraph-rsid="000dc94a"/>
    </style:style>
    <style:style style:name="P40" style:family="paragraph" style:parent-style-name="Standard">
      <style:text-properties style:font-name="Arial1" officeooo:paragraph-rsid="000dd40d"/>
    </style:style>
    <style:style style:name="P41" style:family="paragraph" style:parent-style-name="Standard">
      <style:text-properties style:font-name="Arial1" officeooo:paragraph-rsid="00107e35"/>
    </style:style>
    <style:style style:name="P42" style:family="paragraph" style:parent-style-name="Standard">
      <style:paragraph-properties fo:text-align="start" style:justify-single-word="false"/>
      <style:text-properties style:font-name="Arial1" fo:font-weight="normal" officeooo:rsid="0016dba8" officeooo:paragraph-rsid="001267a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weight="normal" officeooo:rsid="0018d60c" officeooo:paragraph-rsid="001267a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</style:style>
    <style:style style:name="P45" style:family="paragraph" style:parent-style-name="Standard" style:list-style-name="L1">
      <style:paragraph-properties fo:text-align="start" style:justify-single-word="false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 Mono" fo:font-size="12pt" style:text-underline-style="none" fo:font-weight="normal" officeooo:rsid="001c9cfe" officeooo:paragraph-rsid="001267a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 Mono" fo:font-weight="normal" officeooo:rsid="0018d60c" officeooo:paragraph-rsid="001267a4" style:font-weight-asian="normal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0b57a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0be55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0dd40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0fd161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107e3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officeooo:paragraph-rsid="0014b9c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style:font-name="Courier New1"/>
    </style:style>
    <style:style style:name="P57" style:family="paragraph" style:parent-style-name="Table_20_Contents">
      <style:text-properties style:font-name="Arial" officeooo:paragraph-rsid="00107e35"/>
    </style:style>
    <style:style style:name="P58" style:family="paragraph" style:parent-style-name="Table_20_Contents">
      <style:text-properties style:font-name="Ubuntu Mono"/>
    </style:style>
    <style:style style:name="P59" style:family="paragraph" style:parent-style-name="Table_20_Contents">
      <style:text-properties style:font-name="Ubuntu Mono" officeooo:paragraph-rsid="000abc98"/>
    </style:style>
    <style:style style:name="P60" style:family="paragraph" style:parent-style-name="Table_20_Contents">
      <style:text-properties style:font-name="Ubuntu Mono" officeooo:paragraph-rsid="000be551"/>
    </style:style>
    <style:style style:name="P61" style:family="paragraph" style:parent-style-name="Table_20_Contents">
      <style:text-properties style:font-name="Ubuntu Mono" officeooo:paragraph-rsid="000dc94a"/>
    </style:style>
    <style:style style:name="P62" style:family="paragraph" style:parent-style-name="Table_20_Contents">
      <style:text-properties style:font-name="Ubuntu Mono" officeooo:paragraph-rsid="000fd161"/>
    </style:style>
    <style:style style:name="P63" style:family="paragraph" style:parent-style-name="Table_20_Contents">
      <style:text-properties style:font-name="Ubuntu Mono" officeooo:paragraph-rsid="00107e35"/>
    </style:style>
    <style:style style:name="P64" style:family="paragraph" style:parent-style-name="Table_20_Contents">
      <style:text-properties style:font-name="Ubuntu Mono" officeooo:paragraph-rsid="0014b9c7"/>
    </style:style>
    <style:style style:name="P65" style:family="paragraph" style:parent-style-name="Table_20_Contents">
      <style:text-properties style:font-name="Ubuntu Mono" officeooo:paragraph-rsid="001c70ce"/>
    </style:style>
    <style:style style:name="P66" style:family="paragraph" style:parent-style-name="Table_20_Contents">
      <style:text-properties style:font-name="Ubuntu Mono" officeooo:paragraph-rsid="001d284d"/>
    </style:style>
    <style:style style:name="P67" style:family="paragraph" style:parent-style-name="Table_20_Contents">
      <style:text-properties style:font-name="Ubuntu Mono" officeooo:paragraph-rsid="001f39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389" style:font-weight-asian="bold" style:font-weight-complex="bold"/>
    </style:style>
    <style:style style:name="T3" style:family="text">
      <style:text-properties fo:font-weight="bold" officeooo:rsid="000abc98" style:font-weight-asian="bold" style:font-weight-complex="bold"/>
    </style:style>
    <style:style style:name="T4" style:family="text">
      <style:text-properties fo:font-weight="bold" officeooo:rsid="000b57af" style:font-weight-asian="bold" style:font-weight-complex="bold"/>
    </style:style>
    <style:style style:name="T5" style:family="text">
      <style:text-properties fo:font-weight="bold" officeooo:rsid="000be551" style:font-weight-asian="bold" style:font-weight-complex="bold"/>
    </style:style>
    <style:style style:name="T6" style:family="text">
      <style:text-properties fo:font-weight="bold" officeooo:rsid="000dc94a" style:font-weight-asian="bold" style:font-weight-complex="bold"/>
    </style:style>
    <style:style style:name="T7" style:family="text">
      <style:text-properties fo:font-weight="bold" officeooo:rsid="000fd161" style:font-weight-asian="bold" style:font-weight-complex="bold"/>
    </style:style>
    <style:style style:name="T8" style:family="text">
      <style:text-properties fo:font-weight="bold" officeooo:rsid="00107e35" style:font-weight-asian="bold" style:font-weight-complex="bold"/>
    </style:style>
    <style:style style:name="T9" style:family="text">
      <style:text-properties fo:color="#800000"/>
    </style:style>
    <style:style style:name="T10" style:family="text">
      <style:text-properties fo:color="#800000" style:font-name="Courier New1" fo:font-weight="bold" style:font-weight-asian="bold" style:font-weight-complex="bold"/>
    </style:style>
    <style:style style:name="T11" style:family="text">
      <style:text-properties fo:color="#800000" style:font-name="Courier New1" fo:font-weight="bold" officeooo:rsid="000b57af" style:font-weight-asian="bold" style:font-weight-complex="bold"/>
    </style:style>
    <style:style style:name="T12" style:family="text">
      <style:text-properties fo:color="#800000" officeooo:rsid="000b57af"/>
    </style:style>
    <style:style style:name="T13" style:family="text">
      <style:text-properties fo:color="#800000" fo:font-weight="bold" officeooo:rsid="000b57af" style:font-weight-asian="bold" style:font-weight-complex="bold"/>
    </style:style>
    <style:style style:name="T14" style:family="text">
      <style:text-properties fo:color="#800000" officeooo:rsid="000be551"/>
    </style:style>
    <style:style style:name="T15" style:family="text">
      <style:text-properties fo:color="#800000" officeooo:rsid="00160ffe"/>
    </style:style>
    <style:style style:name="T16" style:family="text">
      <style:text-properties style:font-name="Arial1"/>
    </style:style>
    <style:style style:name="T17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style:font-name="Arial1" fo:font-size="12pt" style:text-underline-style="none" fo:font-weight="bold" officeooo:rsid="00139bf3" style:font-size-asian="12pt" style:font-weight-asian="bold" style:font-name-complex="Garamond" style:font-size-complex="12pt" style:font-weight-complex="bold"/>
    </style:style>
    <style:style style:name="T20" style:family="text"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T21" style:family="text">
      <style:text-properties style:font-name="Arial1" fo:font-size="12pt" fo:font-weight="normal" officeooo:rsid="000dc94a" style:font-size-asian="10.5pt" style:font-weight-asian="normal" style:font-name-complex="Garamond" style:font-size-complex="12pt" style:font-weight-complex="normal"/>
    </style:style>
    <style:style style:name="T22" style:family="text">
      <style:text-properties style:font-name="Courier New1" fo:font-weight="bold" style:font-weight-asian="bold" style:font-weight-complex="bold"/>
    </style:style>
    <style:style style:name="T23" style:family="text">
      <style:text-properties style:font-name="Courier New1" fo:font-weight="bold" officeooo:rsid="000b57af" style:font-weight-asian="bold" style:font-weight-complex="bold"/>
    </style:style>
    <style:style style:name="T24" style:family="text">
      <style:text-properties style:font-name="Courier New1" fo:font-weight="bold" officeooo:rsid="000dc94a" style:font-weight-asian="bold" style:font-weight-complex="bold"/>
    </style:style>
    <style:style style:name="T25" style:family="text">
      <style:text-properties style:font-name="Courier New1" fo:font-weight="bold" officeooo:rsid="000dd40d" style:font-weight-asian="bold" style:font-weight-complex="bold"/>
    </style:style>
    <style:style style:name="T26" style:family="text">
      <style:text-properties style:font-name="Courier New1" fo:font-weight="bold" officeooo:rsid="000fd161" style:font-weight-asian="bold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Courier New1" fo:font-size="12pt" fo:font-weight="bold" officeooo:rsid="000dc94a" style:font-size-asian="10.5pt" style:font-weight-asian="bold" style:font-name-complex="Garamond" style:font-size-complex="12pt" style:font-weight-complex="bold"/>
    </style:style>
    <style:style style:name="T29" style:family="text">
      <style:text-properties fo:color="#000000" style:font-name="Courier New1" fo:font-size="12pt" fo:font-weight="bold" officeooo:rsid="000dc94a" style:font-size-asian="10.5pt" style:font-weight-asian="bold" style:font-name-complex="Garamond" style:font-size-complex="12pt" style:font-weight-complex="bold"/>
    </style:style>
    <style:style style:name="T30" style:family="text">
      <style:text-properties fo:color="#000000" style:font-name="Courier New1" fo:font-size="12pt" fo:font-weight="bold" officeooo:rsid="000dd40d" style:font-size-asian="10.5pt" style:font-weight-asian="bold" style:font-name-complex="Garamond" style:font-size-complex="12pt" style:font-weight-complex="bold"/>
    </style:style>
    <style:style style:name="T31" style:family="text">
      <style:text-properties officeooo:rsid="00098389"/>
    </style:style>
    <style:style style:name="T32" style:family="text">
      <style:text-properties officeooo:rsid="000abc98"/>
    </style:style>
    <style:style style:name="T33" style:family="text">
      <style:text-properties officeooo:rsid="000b57af"/>
    </style:style>
    <style:style style:name="T34" style:family="text">
      <style:text-properties officeooo:rsid="000be551"/>
    </style:style>
    <style:style style:name="T35" style:family="text">
      <style:text-properties style:font-name="Courier New1"/>
    </style:style>
    <style:style style:name="T36" style:family="text">
      <style:text-properties style:font-name="Courier New1" fo:font-weight="bold" style:font-weight-asian="bold" style:font-weight-complex="bold"/>
    </style:style>
    <style:style style:name="T37" style:family="text">
      <style:text-properties style:font-name="Courier New1" fo:font-weight="normal" officeooo:rsid="0014b9c7" style:font-weight-asian="normal" style:font-weight-complex="normal"/>
    </style:style>
    <style:style style:name="T38" style:family="text">
      <style:text-properties style:font-name="Courier New1" fo:font-weight="normal" officeooo:rsid="001f399d" style:font-weight-asian="normal" style:font-weight-complex="normal"/>
    </style:style>
    <style:style style:name="T39" style:family="text">
      <style:text-properties style:font-name="Courier New1" fo:font-size="12pt" style:text-underline-style="none" fo:font-weight="bold" officeooo:rsid="000dd40d" style:font-size-asian="12pt" style:font-weight-asian="bold" style:font-size-complex="12pt" style:font-weight-complex="bold"/>
    </style:style>
    <style:style style:name="T40" style:family="text">
      <style:text-properties style:font-name="Courier New1" officeooo:rsid="001727aa"/>
    </style:style>
    <style:style style:name="T41" style:family="text">
      <style:text-properties style:font-name="Courier New1" officeooo:rsid="001885dd"/>
    </style:style>
    <style:style style:name="T42" style:family="text">
      <style:text-properties style:font-name="Courier New1" officeooo:rsid="00176131"/>
    </style:style>
    <style:style style:name="T43" style:family="text">
      <style:text-properties style:font-name="Courier New1" officeooo:rsid="001a4df4"/>
    </style:style>
    <style:style style:name="T44" style:family="text">
      <style:text-properties style:font-name="Courier New1" officeooo:rsid="001b7a5f"/>
    </style:style>
    <style:style style:name="T45" style:family="text">
      <style:text-properties style:font-name="Courier New1" officeooo:rsid="001c70ce"/>
    </style:style>
    <style:style style:name="T46" style:family="text">
      <style:text-properties style:font-name="Courier New1" officeooo:rsid="001f399d"/>
    </style:style>
    <style:style style:name="T47" style:family="text">
      <style:text-properties style:font-name="Arial1"/>
    </style:style>
    <style:style style:name="T48" style:family="text">
      <style:text-properties style:font-name="Arial1" fo:font-weight="bold" style:font-weight-asian="bold" style:font-weight-complex="bold"/>
    </style:style>
    <style:style style:name="T49" style:family="text">
      <style:text-properties style:font-name="Arial1" fo:font-weight="bold" officeooo:rsid="000dc94a" style:font-weight-asian="bold" style:font-weight-complex="bold"/>
    </style:style>
    <style:style style:name="T50" style:family="text">
      <style:text-properties style:font-name="Arial1" fo:font-weight="normal" style:font-weight-asian="normal" style:font-weight-complex="normal"/>
    </style:style>
    <style:style style:name="T51" style:family="text">
      <style:text-properties style:font-name="Arial1" fo:font-weight="normal" officeooo:rsid="000dc94a" style:font-weight-asian="normal" style:font-weight-complex="normal"/>
    </style:style>
    <style:style style:name="T52" style:family="text">
      <style:text-properties style:font-name="Arial1" fo:font-weight="normal" officeooo:rsid="001c70ce" style:font-weight-asian="normal" style:font-weight-complex="normal"/>
    </style:style>
    <style:style style:name="T53" style:family="text">
      <style:text-properties style:font-name="Arial1" fo:font-weight="normal" officeooo:rsid="0014b9c7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4b9c7" style:font-weight-asian="normal" style:font-weight-complex="normal"/>
    </style:style>
    <style:style style:name="T56" style:family="text">
      <style:text-properties fo:font-weight="normal" officeooo:rsid="001727aa" style:font-weight-asian="normal" style:font-weight-complex="normal"/>
    </style:style>
    <style:style style:name="T57" style:family="text">
      <style:text-properties fo:font-weight="normal" officeooo:rsid="00176131" style:font-weight-asian="normal" style:font-weight-complex="normal"/>
    </style:style>
    <style:style style:name="T58" style:family="text">
      <style:text-properties fo:font-weight="normal" officeooo:rsid="001a4df4" style:font-weight-asian="normal" style:font-weight-complex="normal"/>
    </style:style>
    <style:style style:name="T59" style:family="text">
      <style:text-properties fo:font-weight="normal" officeooo:rsid="001b7a5f" style:font-weight-asian="normal" style:font-weight-complex="normal"/>
    </style:style>
    <style:style style:name="T60" style:family="text">
      <style:text-properties fo:font-weight="normal" officeooo:rsid="001e389d" style:font-weight-asian="normal" style:font-weight-complex="normal"/>
    </style:style>
    <style:style style:name="T61" style:family="text">
      <style:text-properties fo:font-weight="normal" officeooo:rsid="001f399d" style:font-weight-asian="normal" style:font-weight-complex="normal"/>
    </style:style>
    <style:style style:name="T62" style:family="text">
      <style:text-properties officeooo:rsid="000dd40d"/>
    </style:style>
    <style:style style:name="T6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5" style:family="text">
      <style:text-properties officeooo:rsid="000fd161"/>
    </style:style>
    <style:style style:name="T66" style:family="text">
      <style:text-properties officeooo:rsid="00107e35"/>
    </style:style>
    <style:style style:name="T67" style:family="text">
      <style:text-properties officeooo:rsid="00107e35" style:font-name-complex="Garamond"/>
    </style:style>
    <style:style style:name="T68" style:family="text">
      <style:text-properties style:font-name="Ubuntu Mono"/>
    </style:style>
    <style:style style:name="T69" style:family="text">
      <style:text-properties style:font-name="Ubuntu Mono" officeooo:rsid="0018d60c"/>
    </style:style>
    <style:style style:name="T70" style:family="text">
      <style:text-properties style:font-name="Ubuntu Mono" officeooo:rsid="001efa2b"/>
    </style:style>
    <style:style style:name="T71" style:family="text">
      <style:text-properties style:font-name="Ubuntu Mono" officeooo:rsid="001c9cfe"/>
    </style:style>
    <style:style style:name="T72" style:family="text">
      <style:text-properties officeooo:rsid="001c9cfe"/>
    </style:style>
    <style:style style:name="T73" style:family="text">
      <style:text-properties officeooo:rsid="001e61b0"/>
    </style:style>
    <style:style style:name="T74" style:family="text">
      <style:text-properties officeooo:rsid="0014b9c7"/>
    </style:style>
    <style:style style:name="T75" style:family="text">
      <style:text-properties officeooo:rsid="001b7a5f"/>
    </style:style>
    <style:style style:name="T76" style:family="text">
      <style:text-properties officeooo:rsid="001f39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SV. IES Haría</text:p>
      <text:p text:style-name="P11">UT3-A<text:span text:style-name="T31">10</text:span></text:p>
      <text:p text:style-name="P2">R<text:span text:style-name="T31">epaso – Sistemas de archivo</text:span></text:p>
      <text:p text:style-name="P2"/>
      <text:p text:style-name="P8"/>
      <text:p text:style-name="P4"/>
      <text:p text:style-name="P37">Ayuda de comandos</text:p>
      <text:p text:style-name="P42"/>
      <text:p text:style-name="P42">Añadir usuario </text:p>
      <text:p text:style-name="P42"/>
      <text:p text:style-name="P42"><text:tab/><text:span text:style-name="T68">$ sudo adduser nuevo_usuaro</text:span></text:p>
      <text:p text:style-name="P42"/>
      <text:p text:style-name="P42">Añadir grupo</text:p>
      <text:p text:style-name="P42"/>
      <text:p text:style-name="P42"><text:tab/><text:span text:style-name="T69">$ sudo addgroup nuevo_grupo</text:span></text:p>
      <text:p text:style-name="P42"/>
      <text:p text:style-name="P43">Cambiar grupo principal a usuario:</text:p>
      <text:p text:style-name="P43"/>
      <text:p text:style-name="P43"><text:tab/><text:span text:style-name="T68">$ sudo usermod -</text:span><text:span text:style-name="T70">g</text:span><text:span text:style-name="T68"> grupo usuario</text:span></text:p>
      <text:p text:style-name="P48"/>
      <text:p text:style-name="P43">Cambiar <text:span text:style-name="T72">de</text:span> usuario:</text:p>
      <text:p text:style-name="P43"/>
      <text:p text:style-name="P43"><text:tab/><text:span text:style-name="T68">$ su</text:span><text:span text:style-name="T71"> usuario</text:span></text:p>
      <text:p text:style-name="P43"/>
      <text:p text:style-name="P43"><text:span text:style-name="T73">Ir a la carpeta de inicio del usuario</text:span>:</text:p>
      <text:p text:style-name="P43"/>
      <text:p text:style-name="P47"><text:tab/>$ <text:span text:style-name="T76">cd</text:span></text:p>
      <text:p text:style-name="P7"/>
      <text:p text:style-name="P7">Práctica</text:p>
      <text:list xml:id="list3602853342" text:style-name="L1">
        <text:list-item>
          <text:p text:style-name="P14">Ejecuta los comandos necesarios para obtener lo que se pide.</text:p>
        </text:list-item>
        <text:list-item>
          <text:p text:style-name="P14">Si no se especifica el directorio actual, puedes ejecutar el comando desde el directorio que quieras.</text:p>
        </text:list-item>
        <text:list-item>
          <text:p text:style-name="P45"><text:span text:style-name="T17">Inserta en las cajas de texto los comandos ejecutados mostrando el </text:span><text:span text:style-name="T18">prompt del sistema</text:span><text:span text:style-name="T17">. </text:span></text:p>
        </text:list-item>
        <text:list-item>
          <text:p text:style-name="P21">Ejemplo:</text:p>
        </text:list-item>
      </text:list>
      <text:p text:style-name="P4"/>
      <text:p text:style-name="P9">usuario@a1pc00:~$ mkdir prueba-practica</text:p>
      <text:p text:style-name="P4"/>
      <text:p text:style-name="P16"><text:span text:style-name="T1">1</text:span>. <text:span text:style-name="T31">Arranca máquina virtual de ubuntu server accede a la misma por ssh iniciando sesión con el usuario </text:span><text:span text:style-name="T2">usuario</text:span><text:span text:style-name="T31"> y elimina todos los usuarios y grupos creados en las actividades anteriores excepto el usuario inicial (usuario) 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9"/>
          </table:table-cell>
        </table:table-row>
      </table:table>
      <text:p text:style-name="P16"/>
      <text:p text:style-name="P15"/>
      <text:p text:style-name="P15"><text:span text:style-name="T3">2</text:span><text:span text:style-name="T32">. </text:span>Dentro de la carpeta de usuario crea la carpeta <text:s/><text:span text:style-name="T3">repaso: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8"/>
          </table:table-cell>
        </table:table-row>
      </table:table>
      <text:p text:style-name="P4"/>
      <text:p text:style-name="P4"><text:span text:style-name="T3">3</text:span>. Crea dentro del directorio <text:span text:style-name="T3">repaso</text:span> la siguiente jerarquía de directorios y archivos:<text:span text:style-name="T22"> </text:span></text:p>
      <text:p text:style-name="P10"><text:s text:c="4"/>. <text:s/></text:p>
      <text:p text:style-name="P50"><text:s text:c="4"/>├── <text:span text:style-name="T33">apuntes</text:span> </text:p>
      <text:p text:style-name="P10"><text:s text:c="4"/>│ <text:s text:c="2"/>├── <text:span text:style-name="T33">rde</text:span> </text:p>
      <text:p text:style-name="P10"><text:soft-page-break/><text:s text:c="4"/>│ <text:s text:c="2"/>│ <text:s text:c="2"/>├── <text:span text:style-name="T34">ut1</text:span></text:p>
      <text:p text:style-name="P51"><text:s text:c="4"/>│<text:span text:style-name="T34"> <text:s text:c="2"/>│ <text:s text:c="2"/></text:span>├── <text:span text:style-name="T34">ut4</text:span></text:p>
      <text:p text:style-name="P10"><text:s text:c="4"/>│ <text:s text:c="2"/>│ <text:s text:c="2"/>├── <text:span text:style-name="T14">enrutamiento.pdf</text:span> </text:p>
      <text:p text:style-name="P10"><text:s text:c="4"/>│ <text:s text:c="2"/>│ <text:s text:c="2"/>└── <text:span text:style-name="T14">ipv4.pdf</text:span><text:span text:style-name="T9"> </text:span></text:p>
      <text:p text:style-name="P10"><text:s text:c="4"/>│ <text:s text:c="2"/>├── <text:span text:style-name="T33">ssv</text:span> </text:p>
      <text:p text:style-name="P10"><text:s text:c="4"/>│ <text:s text:c="2"/>└── <text:span text:style-name="T62">tje</text:span> </text:p>
      <text:p text:style-name="P10"><text:s text:c="4"/>│ <text:s text:c="6"/>├── <text:span text:style-name="T33">eval1</text:span> </text:p>
      <text:p text:style-name="P10"><text:s text:c="4"/>│ <text:s text:c="6"/>│ <text:s text:c="2"/>└── <text:span text:style-name="T12">placa_base.pdf</text:span><text:span text:style-name="T9"> </text:span></text:p>
      <text:p text:style-name="P52"><text:s text:c="4"/>│ <text:s text:c="6"/>└── <text:span text:style-name="T33">eval2</text:span></text:p>
      <text:p text:style-name="P53"><text:s text:c="4"/>├── <text:span text:style-name="T33">haciendo</text:span> </text:p>
      <text:p text:style-name="P54"><text:s text:c="4"/>├── <text:span text:style-name="T65">pelis</text:span></text:p>
      <text:p text:style-name="P54"><text:s text:c="4"/>│ <text:s text:c="3"/><text:span text:style-name="T27">└</text:span>── <text:span text:style-name="T66">ogv</text:span> <text:s/></text:p>
      <text:p text:style-name="P55"><text:s text:c="4"/>├── <text:span text:style-name="T66">playlist</text:span></text:p>
      <text:p text:style-name="P55"><text:s text:c="4"/>├── <text:span text:style-name="T74">scripts</text:span></text:p>
      <text:p text:style-name="P55"><text:s text:c="4"/>│ <text:s text:c="6"/>├── <text:span text:style-name="T15">enrutamiento.sh</text:span></text:p>
      <text:p text:style-name="P55"><text:span text:style-name="T9"><text:s text:c="4"/>│ <text:s text:c="6"/></text:span><text:span text:style-name="T27">└──</text:span><text:span text:style-name="T9"> </text:span><text:span text:style-name="T15">ejecutable.bin</text:span><text:span text:style-name="T9"> </text:span><text:s text:c="5"/></text:p>
      <text:p text:style-name="P50"><text:s text:c="4"/>└── <text:span text:style-name="T33">tareas</text:span></text:p>
      <text:p text:style-name="P50"><text:s text:c="8"/><text:span text:style-name="T27">└</text:span>── <text:span text:style-name="T33">rde</text:span> </text:p>
      <text:p text:style-name="P10"><text:s text:c="12"/>├── <text:span text:style-name="T12">rde-ut3-a4.odt</text:span></text:p>
      <text:p text:style-name="P10"><text:span text:style-name="T9"><text:s text:c="12"/></text:span><text:span text:style-name="T27">└──</text:span><text:span text:style-name="T9"> </text:span><text:span text:style-name="T12">rde-ut4-a1.mm</text:span><text:span text:style-name="T9"> </text:span></text:p>
      <text:p text:style-name="P4"/>
      <text:p text:style-name="P4">Inserta <text:s/>las líneas de <text:s/>comandos que ejecutaste, deben ser las menos posibles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8"/>
          </table:table-cell>
        </table:table-row>
      </table:table>
      <text:p text:style-name="P4"/>
      <text:p text:style-name="P4"><text:span text:style-name="T4">4</text:span><text:span text:style-name="T1">. </text:span>Entra en la carpeta <text:span text:style-name="T23">haciendo</text:span>. <text:span text:style-name="T33">Utilizando rutas relativas c</text:span>opia <text:span text:style-name="T13">placa_base</text:span><text:span text:style-name="T10">.pdf</text:span> al directorio <text:span text:style-name="T23">haciend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/>
          </table:table-cell>
        </table:table-row>
      </table:table>
      <text:p text:style-name="P35"/>
      <text:p text:style-name="P17"><text:span text:style-name="T5">5</text:span><text:span text:style-name="T1">. </text:span><text:span text:style-name="T33">Utilizando rutas relativas c</text:span>opia <text:span text:style-name="T11">rde-ut3-a4.odt</text:span> al directorio <text:span text:style-name="T24">ut4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0"/>
          </table:table-cell>
        </table:table-row>
      </table:table>
      <text:p text:style-name="P36"/>
      <text:p text:style-name="P6"/>
      <text:p text:style-name="P44"><text:span text:style-name="T28">6</text:span><text:span text:style-name="T20">. </text:span><text:span text:style-name="T21">Utilizando rutas relativas e</text:span><text:span text:style-name="T20">limina </text:span><text:span text:style-name="T21">la carpeta <text:s/></text:span><text:span text:style-name="T30">t</text:span><text:span text:style-name="T28">je</text:span><text:span text:style-name="T21"> y todo su conten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8"/>
          </table:table-cell>
        </table:table-row>
      </table:table>
      <text:p text:style-name="P1"/>
      <text:p text:style-name="P1"><text:span text:style-name="T6"/></text:p>
      <text:p text:style-name="P38"><text:span text:style-name="T6">8</text:span>.<text:span text:style-name="T16"> </text:span><text:span text:style-name="T51">Renombra la carpeta</text:span><text:span text:style-name="T49"> </text:span><text:span text:style-name="T24">tareas</text:span><text:span text:style-name="T49"> </text:span><text:span text:style-name="T51">a </text:span><text:span text:style-name="T24">actividades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1"/>
          </table:table-cell>
        </table:table-row>
      </table:table>
      <text:p text:style-name="P38"/>
      <text:p text:style-name="P39"><text:span text:style-name="T1">9.</text:span> <text:span text:style-name="T50">Mueve la carpeta </text:span><text:span text:style-name="T22">actividades</text:span><text:span text:style-name="T48"> </text:span><text:span text:style-name="T50">y todo su contenidos dentro de </text:span><text:span text:style-name="T22">ut1</text:span><text:span text:style-name="T22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1"/>
          </table:table-cell>
        </table:table-row>
      </table:table>
      <text:p text:style-name="P39"/>
      <text:p text:style-name="P41"><text:span text:style-name="T7">10</text:span><text:span text:style-name="T65">. Entra en la carpeta </text:span><text:span text:style-name="T25">repaso</text:span><text:span text:style-name="T65">, ejecuta </text:span><text:span text:style-name="T26">tree</text:span><text:span text:style-name="T65"> copia e inserta el resultado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8"/>
          </table:table-cell>
        </table:table-row>
      </table:table>
      <text:p text:style-name="P3"/>
      <text:p text:style-name="P40"><text:span text:style-name="T7">11</text:span>. <text:span text:style-name="T63">Utilizando el comando </text:span><text:span text:style-name="T64">touch</text:span><text:span text:style-name="T63"> crea dentro de la carpeta </text:span><text:span text:style-name="T39">pelis</text:span><text:span text:style-name="T63"> los siguientes archivos:</text:span></text:p>
      <text:p text:style-name="P1"/>
      <text:p text:style-name="P56">dvd1pista01.avi dvd1pista04.avi dvd1pista07.avi dvd1pista10.avi <text:s/>dvd2pista02.avi dvd1pista01.mp4 <text:s/><text:soft-page-break/>dvd1pista04.mp4 dvd1pista07.mp4 dvd1pista10.mp4 <text:s/>dvd2pista02.mp4 dvd1pista01.ogv <text:s/>dvd1pista04.ogv dvd1pista07.ogv dvd1pista10.ogv dvd2pista02.ogv dvd1pista02.avi dvd1pista05.avi dvd1pista08.avi dvd1pista11.avi <text:s/>dvd2pista03.avi dvd1pista02.mp4 dvd1pista05.mp4 dvd1pista08.mp4 dvd1pista11.mp4 <text:s/>dvd2pista03.mp4 dvd1pista02.ogv <text:s/>dvd1pista05.ogv dvd1pista08.ogv dvd1pista11.ogv <text:s/>dvd2pista03.ogv dvd1pista03.avi dvd1pista06.avi dvd1pista09.avi dvd2pista01.avi <text:s/>content_list.txt dvd1pista03.mp4 <text:s/>dvd1pista06.mp4 dvd1pista09.mp4 dvd2pista01.mp4 <text:s/>playlist.m4u dvd1pista03.ogv <text:s/>dvd1pista06.ogv dvd1pista09.ogv dvd2pista01.ogv</text:p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58"/>
          </table:table-cell>
        </table:table-row>
      </table:table>
      <text:p text:style-name="P1"/>
      <text:p text:style-name="P19"><text:span text:style-name="T7">12</text:span>. Muestra todos los archivos correspondientes al d<text:span text:style-name="T65">vd</text:span> 2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2"/>
          </table:table-cell>
        </table:table-row>
      </table:table>
      <text:p text:style-name="P22"/>
      <text:p text:style-name="P20"><text:span text:style-name="T7">1</text:span><text:span text:style-name="T8">3</text:span>. Muestra tod<text:span text:style-name="T66">o</text:span>s los <text:span text:style-name="T66">vídeos</text:span> <text:span text:style-name="T66">cuyo número de pista sea menor de 10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3"/>
          </table:table-cell>
        </table:table-row>
      </table:table>
      <text:p text:style-name="P23"/>
      <text:p text:style-name="P20"><text:span text:style-name="T7">1</text:span><text:span text:style-name="T8">4</text:span>. <text:s/>Muestra tod<text:span text:style-name="T66">o</text:span>s los <text:span text:style-name="T66">vídeos</text:span> <text:span text:style-name="T66">cuyo número de pista esté entre 7 y 9 y tengan formaro mp4 p avi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3"/>
          </table:table-cell>
        </table:table-row>
      </table:table>
      <text:p text:style-name="P23"/>
      <text:p text:style-name="P20"><text:span text:style-name="T7">1</text:span><text:span text:style-name="T8">5</text:span>. <text:s/>Mue<text:span text:style-name="T66">ve todos los vídeops del </text:span><text:span text:style-name="T8">dvd1</text:span><text:span text:style-name="T66"> en formato </text:span><text:span text:style-name="T8">ogv</text:span><text:span text:style-name="T66"> a la carpeta </text:span><text:span text:style-name="T8">ogv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3"/>
          </table:table-cell>
        </table:table-row>
      </table:table>
      <text:p text:style-name="P23"/>
      <text:p text:style-name="P18"><text:span text:style-name="T8">16</text:span>. Copia <text:span text:style-name="T67">todos los vídeos</text:span> con número <text:span text:style-name="T66">de pista</text:span> <text:span text:style-name="T8">par</text:span> del <text:span text:style-name="T1">d</text:span><text:span text:style-name="T8">vd</text:span><text:span text:style-name="T1">1</text:span> a la carpeta <text:span text:style-name="T8">playlist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7"/>
          </table:table-cell>
        </table:table-row>
      </table:table>
      <text:p text:style-name="P20"/>
      <text:p text:style-name="P41"><text:span text:style-name="T7">1</text:span><text:span text:style-name="T8">7</text:span><text:span text:style-name="T65">. </text:span>Entra en la carpeta <text:span text:style-name="T25">repaso</text:span>, ejecuta <text:span text:style-name="T22">tree</text:span> <text:span text:style-name="T66">copia </text:span>e inserta el resultado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3"/>
          </table:table-cell>
        </table:table-row>
      </table:table>
      <text:p text:style-name="P23"/>
      <text:p text:style-name="P24">18. <text:span text:style-name="T54">Crea los grupos </text:span><text:span text:style-name="T40">1smr</text:span><text:span text:style-name="T56"> y </text:span><text:span text:style-name="T40">2smr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4"/>
          </table:table-cell>
        </table:table-row>
      </table:table>
      <text:p text:style-name="P24"><text:span text:style-name="T55"/></text:p>
      <text:p text:style-name="P28">19<text:span text:style-name="T54">. Crea los usuarios </text:span><text:span text:style-name="T35">aitor</text:span><text:span text:style-name="T54"> </text:span><text:span text:style-name="T56">y </text:span><text:span text:style-name="T40">esteban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5"/>
          </table:table-cell>
        </table:table-row>
      </table:table>
      <text:p text:style-name="P25"><text:span text:style-name="T37"/></text:p>
      <text:p text:style-name="P27"><text:span text:style-name="T56"/></text:p>
      <text:p text:style-name="P30">20.<text:span text:style-name="T54"> Cambia el grupo principal de </text:span><text:span text:style-name="T35">usuario</text:span><text:span text:style-name="T54"> y de aitor a </text:span><text:span text:style-name="T35">1smr</text:span><text:span text:style-name="T54"> y el de </text:span><text:span text:style-name="T35">esteban</text:span><text:span text:style-name="T54"> a </text:span><text:span text:style-name="T35">2smr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5"/>
          </table:table-cell>
        </table:table-row>
      </table:table>
      <text:p text:style-name="P25"><text:span text:style-name="T37"/></text:p>
      <text:p text:style-name="P29"><text:span text:style-name="T54"/></text:p>
      <text:p text:style-name="P30">21<text:span text:style-name="T54">. Cambia al usuario </text:span><text:span text:style-name="T35">aitor</text:span><text:span text:style-name="T54"> y cea dentro de su carpeta personal tres carpetas con los nombre </text:span><text:span text:style-name="T35">perso,</text:span><text:span text:style-name="T54"> </text:span><text:span text:style-name="T35">compartido</text:span><text:span text:style-name="T54"> y </text:span><text:span text:style-name="T35">p</text:span><text:span text:style-name="T41">ub</text:span></text:p>
      <table:table table:name="Tabla20" table:style-name="Tabla20">
        <table:table-column table:style-name="Tabla20.A"/>
        <text:soft-page-break/>
        <table:table-row>
          <table:table-cell table:style-name="Tabla20.A1" office:value-type="string">
            <text:p text:style-name="P65"/>
          </table:table-cell>
        </table:table-row>
      </table:table>
      <text:p text:style-name="P25"><text:span text:style-name="T37"/></text:p>
      <text:p text:style-name="P29"><text:span text:style-name="T54"/></text:p>
      <text:p text:style-name="P30">22<text:span text:style-name="T54">. Utilizando formato numérico </text:span><text:span text:style-name="T57">quita todos los permisos al grupo y al resto de usuarios en la carpeta </text:span><text:span text:style-name="T42">perso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5"/>
          </table:table-cell>
        </table:table-row>
      </table:table>
      <text:p text:style-name="P25"><text:span text:style-name="T37"/></text:p>
      <text:p text:style-name="P29"><text:span text:style-name="T57"/></text:p>
      <text:p text:style-name="P32"><text:span text:style-name="T42">2</text:span><text:span text:style-name="T35">3</text:span><text:span text:style-name="T54">. Utilizando formato numérico da permiso de escritura al grupo y quita todos los permiso al resto de usuariios en la carpeta </text:span><text:span text:style-name="T35">compartido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5"/>
          </table:table-cell>
        </table:table-row>
      </table:table>
      <text:p text:style-name="P25"><text:span text:style-name="T37"/></text:p>
      <text:p text:style-name="P31"/>
      <text:p text:style-name="P32">24<text:span text:style-name="T54">. Da todos los permisos al </text:span><text:span text:style-name="T35">usuario</text:span><text:span text:style-name="T54">, al </text:span><text:span text:style-name="T35">grupo</text:span><text:span text:style-name="T54"> y sólo de lectura a la carpeta <text:s/></text:span><text:span text:style-name="T35">pub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5"/>
          </table:table-cell>
        </table:table-row>
      </table:table>
      <text:p text:style-name="P25"><text:span text:style-name="T37"/></text:p>
      <text:p text:style-name="P31"><text:span text:style-name="T54"/></text:p>
      <text:p text:style-name="P32">25<text:span text:style-name="T54">. Crea un fichero de nombre </text:span><text:span text:style-name="T35">test.txt</text:span><text:span text:style-name="T54"> en las tres carpetas. Ejecuta </text:span><text:span text:style-name="T35">ls -l</text:span><text:span text:style-name="T54"> en las tres carpeas. ¿Qué permisos tiene </text:span><text:span text:style-name="T35">test.txt</text:span><text:span text:style-name="T54"> en cada caso?¿A qué crees que se debe?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5"/>
          </table:table-cell>
        </table:table-row>
      </table:table>
      <text:p text:style-name="P25"><text:span text:style-name="T55"/></text:p>
      <text:p text:style-name="P31"><text:span text:style-name="T54"/></text:p>
      <text:p text:style-name="P32">26<text:span text:style-name="T54">. Averigua en que carpeta está almacenado el ejecutable de la utilidad </text:span><text:span text:style-name="T35">date</text:span><text:span text:style-name="T54"> y copialo a la carpeta </text:span><text:span text:style-name="T43">perso </text:span><text:span text:style-name="T52">con el nombre </text:span><text:span text:style-name="T45">fecha</text:span><text:span text:style-name="T52">.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5"/>
          </table:table-cell>
        </table:table-row>
      </table:table>
      <text:p text:style-name="P25"><text:span text:style-name="T53"/></text:p>
      <text:p text:style-name="P31"><text:span text:style-name="T58"/></text:p>
      <text:p text:style-name="P33">27<text:span text:style-name="T54">. </text:span><text:span text:style-name="T59">Da permiso de ejecución utilizando </text:span><text:span text:style-name="T75">notación numérica</text:span><text:span text:style-name="T59"> al fichero </text:span><text:span text:style-name="T45">fecha</text:span><text:span text:style-name="T59"> de la carpeta </text:span><text:span text:style-name="T75">perso</text:span><text:span text:style-name="T59"> para el grupo y el resto de usuarios. Accede a los usuarios </text:span><text:span text:style-name="T45">usuario</text:span><text:span text:style-name="T59"> y </text:span><text:span text:style-name="T44">esteban</text:span><text:span text:style-name="T59"> y comprueba que puedes ejecutar </text:span><text:span text:style-name="T44">date </text:span><text:span text:style-name="T59">(utiliza la ruta absoluta </text:span><text:span text:style-name="T44">/home/aitor/personal/date</text:span><text:span text:style-name="T59"> para ejecutarlo) 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5"/>
          </table:table-cell>
        </table:table-row>
      </table:table>
      <text:p text:style-name="P25"><text:span text:style-name="T55"/></text:p>
      <text:p text:style-name="P34">28<text:span text:style-name="T54">. </text:span><text:span text:style-name="T61">Elimina los usuarios </text:span><text:span text:style-name="T46">aito</text:span><text:span text:style-name="T61">r y </text:span><text:span text:style-name="T46">esteban</text:span><text:span text:style-name="T61">. Cambia el grupo principal de usuario a </text:span><text:span text:style-name="T46">usuario</text:span><text:span text:style-name="T61"> y elimina los grupos </text:span><text:span text:style-name="T46">1smr</text:span><text:span text:style-name="T61"> y </text:span><text:span text:style-name="T46">2smr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67"/>
          </table:table-cell>
        </table:table-row>
      </table:table>
      <text:p text:style-name="P34"><text:span text:style-name="T55"/></text:p>
      <text:p text:style-name="P34"><text:span text:style-name="T76">29</text:span><text:span text:style-name="T61">. </text:span><text:span text:style-name="T55">I</text:span><text:span text:style-name="T54">nicia la máquina virtual de Windows. Crea en la carpeta de inicio del usuario una carpeta de nombre repaso. A continuación, dese la línea de comados (CMD.EXE) ejecuta las acciones necesaria para realizar los apartados 3 al </text:span><text:span text:style-name="T60">10</text:span><text:span text:style-name="T54"> de este documento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6"/>
          </table:table-cell>
        </table:table-row>
      </table:table>
      <text:p text:style-name="P26"><text:span text:style-name="T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9-01-09T06:47:59.574455338</dc:date>
    <meta:print-date>2006-12-12T00:09:40</meta:print-date>
    <dc:language>es-ES</dc:language>
    <meta:editing-cycles>105</meta:editing-cycles>
    <meta:editing-duration>P1DT17H29M7S</meta:editing-duration>
    <meta:document-statistic meta:table-count="28" meta:image-count="0" meta:object-count="0" meta:page-count="4" meta:paragraph-count="73" meta:word-count="716" meta:character-count="4721" meta:non-whitespace-character-count="3862"/>
    <meta:user-defined meta:name="Info 1"/>
    <meta:user-defined meta:name="Info 2"/>
    <meta:user-defined meta:name="Info 3"/>
    <meta:user-defined meta:name="Info 4"/>
  </office:meta>
</office:document-meta>
</file>